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200000085AB5416D6ED873C4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5.967cm" svg:height="3.279cm" draw:z-index="0"><draw:image xlink:href="Pictures/10000000000000F200000085AB5416D6ED873C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4T08:34:14.903724858</meta:creation-date>
    <dc:date>2022-11-04T08:34:33.611718128</dc:date>
    <meta:editing-duration>PT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4.2$MacOSX_X86_64 LibreOffice_project/2412653d852ce75f65fbfa83fb7e7b669a126d64</meta:generator>
  </office:meta>
</office:document-meta>
</file>